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4500000039FD61BC0E2B7F9D9A.png" manifest:media-type="image/png"/>
  <manifest:file-entry manifest:full-path="Pictures/100000000000006F00000033FA0DC6B39A273EB2.png" manifest:media-type="image/png"/>
  <manifest:file-entry manifest:full-path="Pictures/100000000000006F00000033213C50098B2262EE.png" manifest:media-type="image/png"/>
  <manifest:file-entry manifest:full-path="Pictures/100002010000004100000049E34EA496202BC856.png" manifest:media-type="image/png"/>
  <manifest:file-entry manifest:full-path="Pictures/100000000000004E00000032031F7FFBC1612280.png" manifest:media-type="image/png"/>
  <manifest:file-entry manifest:full-path="Pictures/100000000000006F00000033A8E777C130D52837.png" manifest:media-type="image/png"/>
  <manifest:file-entry manifest:full-path="Pictures/100000000000007100000033905FACE5CC415566.png" manifest:media-type="image/png"/>
  <manifest:file-entry manifest:full-path="Pictures/100000000000004F0000003288399F816E51694F.png" manifest:media-type="image/png"/>
  <manifest:file-entry manifest:full-path="Pictures/100002010000006F0000003346C38429220722A0.png" manifest:media-type="image/png"/>
  <manifest:file-entry manifest:full-path="Pictures/100000000000006F00000032C34DBC8923F5C655.png" manifest:media-type="image/png"/>
  <manifest:file-entry manifest:full-path="Pictures/100000000000006F0000003349105F6FA699BA34.png" manifest:media-type="image/png"/>
  <manifest:file-entry manifest:full-path="Pictures/100002010000007000000032558C54A1F98FCBD1.png" manifest:media-type="image/png"/>
  <manifest:file-entry manifest:full-path="Pictures/100000000000006F0000003361EAD269AC85AE2E.png" manifest:media-type="image/png"/>
  <manifest:file-entry manifest:full-path="Pictures/100000000000004E00000033A0DD63DD6A58001E.png" manifest:media-type="image/png"/>
  <manifest:file-entry manifest:full-path="Pictures/100000000000006D00000032453ED0C53D70A97B.png" manifest:media-type="image/png"/>
  <manifest:file-entry manifest:full-path="Pictures/100000000000007000000032CA39844F2E353DE3.png" manifest:media-type="image/png"/>
  <manifest:file-entry manifest:full-path="Pictures/100000000000006F000000334270F53989BA3977.png" manifest:media-type="image/png"/>
  <manifest:file-entry manifest:full-path="Pictures/100000000000005000000033B46D60FB0D359AF0.png" manifest:media-type="image/png"/>
  <manifest:file-entry manifest:full-path="Pictures/100000000000004E00000033BD34140A0EC355C8.png" manifest:media-type="image/png"/>
  <manifest:file-entry manifest:full-path="Pictures/100000000000004E00000033D6C162A9A01551F3.png" manifest:media-type="image/png"/>
  <manifest:file-entry manifest:full-path="Pictures/100000000000004E00000033ED81031ED4015F84.png" manifest:media-type="image/png"/>
  <manifest:file-entry manifest:full-path="Pictures/100000000000009200000036DCCF4F982EC2C343.png" manifest:media-type="image/png"/>
  <manifest:file-entry manifest:full-path="Pictures/100000000000004B00000049C95B10FB96BAB299.png" manifest:media-type="image/png"/>
  <manifest:file-entry manifest:full-path="Pictures/100000000000004E00000033802D6481469ED8BD.png" manifest:media-type="image/png"/>
  <manifest:file-entry manifest:full-path="Pictures/1000020100000050000000337951A80FC3E672C4.png" manifest:media-type="image/png"/>
  <manifest:file-entry manifest:full-path="Pictures/100000000000004C00000032C3310F4ACB5D1E3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35cm" svg:stroke-color="#ff972f" draw:marker-start-width="0.252cm" draw:marker-end-width="0.252cm" draw:fill="solid" draw:fill-color="#ffdbb6" draw:textarea-horizontal-align="justify" draw:textarea-vertical-align="middle" draw:auto-grow-height="false" fo:min-height="1.052cm" fo:min-width="1.291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Long_20_Dash" svg:stroke-width="0.035cm" svg:stroke-color="#f10d0c" draw:marker-start-width="0.252cm" draw:marker-end-width="0.252cm" draw:fill="solid" draw:fill-color="#ff6d6d" draw:textarea-horizontal-align="justify" draw:textarea-vertical-align="middle" draw:auto-grow-height="false" fo:min-height="0.685cm" fo:min-width="0.435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81cm" draw:marker-start-width="0.321cm" draw:marker-end="Symmetric_20_Arrow" draw:marker-end-width="0.321cm" draw:fill-color="#ffffff" draw:textarea-horizontal-align="justify" draw:textarea-vertical-align="middle" draw:auto-grow-height="false" fo:min-height="0.021cm" fo:min-width="0cm" fo:padding-top="0.165cm" fo:padding-bottom="0.165cm" fo:padding-left="0.29cm" fo:padding-right="0.29cm"/>
    </style:style>
    <style:style style:name="gr4" style:family="graphic" style:parent-style-name="standard">
      <style:graphic-properties draw:stroke="none" draw:marker-end="Symmetric_20_Arrow" draw:fill-color="#cccccc" draw:textarea-horizontal-align="justify" draw:textarea-vertical-align="middle" draw:auto-grow-height="false" fo:min-height="0.021cm" fo:min-width="0cm"/>
    </style:style>
    <style:style style:name="gr5" style:family="graphic" style:parent-style-name="standard">
      <style:graphic-properties draw:stroke="none" draw:marker-end="Symmetric_20_Arrow" draw:fill-color="#000000" draw:textarea-horizontal-align="justify" draw:textarea-vertical-align="middle" draw:auto-grow-height="false" fo:min-height="0.021cm" fo:min-width="0cm"/>
    </style:style>
    <style:style style:name="gr6" style:family="graphic" style:parent-style-name="standard">
      <style:graphic-properties draw:stroke="none" draw:marker-end="Symmetric_20_Arrow" draw:fill-color="#999999" draw:textarea-horizontal-align="justify" draw:textarea-vertical-align="middle" draw:auto-grow-height="false" fo:min-height="0.021cm" fo:min-width="0cm"/>
    </style:style>
    <style:style style:name="gr7" style:family="graphic" style:parent-style-name="objectwithoutfill">
      <style:graphic-properties svg:stroke-width="0.035cm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57cm" fo:min-width="0.75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59cm" fo:min-width="0.669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7cm" fo:min-width="0.22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48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7cm" fo:min-width="1.745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7cm" fo:min-width="0.57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87cm" fo:min-width="0.077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19cm" fo:min-width="1.656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9cm" fo:min-width="0.04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1cm" fo:min-width="0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08cm" fo:min-width="2.554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9cm" fo:min-width="0.22cm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56cm" fo:min-width="0.292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35cm" svg:stroke-color="#729fcf" draw:marker-start-width="0.252cm" draw:marker-end="Symmetric_20_Arrow" draw:marker-end-width="0.352cm" draw:fill="none" draw:fill-color="#729fcf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729fc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729fcf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2cm" fo:min-width="0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2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30" style:family="graphic" style:parent-style-name="standard">
      <style:graphic-properties draw:stroke="none" draw:fill-color="#00a933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solid" svg:stroke-width="0.035cm" svg:stroke-color="#000000" draw:marker-start-width="0.252cm" draw:marker-end-width="0.252cm" draw:fill-color="#ffff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solid" draw:fill-color="#ffdbb6"/>
      <style:paragraph-properties fo:text-align="center"/>
    </style:style>
    <style:style style:name="P2" style:family="paragraph">
      <loext:graphic-properties draw:fill="solid" draw:fill-color="#ff6d6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style:font-name="Helvetica" fo:font-size="11pt" style:font-size-asian="11pt" style:font-size-complex="11pt"/>
    </style:style>
    <style:style style:name="P12" style:family="paragraph">
      <loext:graphic-properties draw:fill="none"/>
      <style:paragraph-properties fo:margin-top="0cm" fo:margin-bottom="0cm" fo:text-align="center" style:writing-mode="lr-tb"/>
      <style:text-properties style:font-name="Calibri" fo:font-size="11pt" style:font-size-asian="11pt" style:font-size-complex="11pt"/>
    </style:style>
    <style:style style:name="P13" style:family="paragraph">
      <loext:graphic-properties draw:fill="none" draw:fill-color="#ffffff"/>
      <style:paragraph-properties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-color="#00a933"/>
      <style:paragraph-properties fo:text-align="center"/>
    </style:style>
    <style:style style:name="P15" style:family="paragraph">
      <loext:graphic-properties draw:fill-color="#ffff00"/>
      <style:paragraph-properties fo:text-align="center"/>
    </style:style>
    <style:style style:name="T1" style:family="text">
      <style:text-properties style:font-name="Aria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79cm" svg:height="1.888cm" svg:x="7.819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21cm" svg:height="1.321cm" svg:x="7.909cm" svg:y="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381cm" svg:height="0.381cm" svg:x="10.01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0.381cm" svg:height="0.381cm" svg:x="6.969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0.381cm" svg:height="0.381cm" svg:x="9.001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0.381cm" svg:height="0.381cm" svg:x="10.906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0.381cm" svg:height="0.381cm" svg:x="12.811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0.381cm" svg:height="0.381cm" svg:x="6.461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0.381cm" svg:height="0.381cm" svg:x="7.477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" draw:id="id11" draw:layer="layout" svg:width="0.381cm" svg:height="0.381cm" svg:x="8.239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0" draw:id="id10" draw:layer="layout" svg:width="0.381cm" svg:height="0.381cm" svg:x="9.001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" draw:id="id13" draw:layer="layout" svg:width="0.381cm" svg:height="0.381cm" svg:x="10.271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" draw:id="id14" draw:layer="layout" svg:width="0.381cm" svg:height="0.381cm" svg:x="10.906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0.381cm" svg:height="0.381cm" svg:x="11.541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7" draw:id="id17" draw:layer="layout" svg:width="0.381cm" svg:height="0.381cm" svg:x="12.303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9" draw:id="id19" draw:layer="layout" svg:width="0.381cm" svg:height="0.381cm" svg:x="13.319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0.381cm" svg:height="0.381cm" svg:x="6.969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2" draw:id="id12" draw:layer="layout" svg:width="0.381cm" svg:height="0.381cm" svg:x="9.76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0.381cm" svg:height="0.381cm" svg:x="7.477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6" draw:id="id16" draw:layer="layout" svg:width="0.381cm" svg:height="0.381cm" svg:x="10.906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8" draw:id="id18" draw:layer="layout" svg:width="0.381cm" svg:height="0.381cm" svg:x="12.30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0.072cm" svg:y1="6.152cm" svg:x2="9.327cm" svg:y2="6.77cm" draw:start-shape="id1" draw:start-glue-point="7" draw:end-shape="id2" draw:end-glue-point="11" svg:d="M10072 6152l-745 618" svg:viewBox="0 0 746 619">
          <text:p/>
        </draw:connector>
        <draw:connector draw:style-name="gr7" draw:text-style-name="P7" draw:layer="layout" draw:type="line" svg:x1="10.343cm" svg:y1="6.152cm" svg:x2="10.961cm" svg:y2="6.77cm" draw:start-shape="id1" draw:start-glue-point="9" draw:end-shape="id3" draw:end-glue-point="5" svg:d="M10343 6152l618 618" svg:viewBox="0 0 619 619">
          <text:p/>
        </draw:connector>
        <draw:connector draw:style-name="gr7" draw:text-style-name="P7" draw:layer="layout" draw:type="line" svg:x1="10.398cm" svg:y1="6.017cm" svg:x2="12.866cm" svg:y2="6.77cm" draw:start-shape="id1" draw:start-glue-point="10" draw:end-shape="id4" draw:end-glue-point="5" svg:d="M10398 6017l2468 753" svg:viewBox="0 0 2469 754">
          <text:p/>
        </draw:connector>
        <draw:connector draw:style-name="gr7" draw:text-style-name="P7" draw:layer="layout" draw:type="line" svg:x1="10.017cm" svg:y1="6.017cm" svg:x2="7.295cm" svg:y2="6.77cm" draw:start-shape="id1" draw:start-glue-point="6" draw:end-shape="id5" draw:end-glue-point="11" svg:d="M10017 6017l-2722 753" svg:viewBox="0 0 2723 754">
          <text:p/>
        </draw:connector>
        <draw:connector draw:style-name="gr7" draw:text-style-name="P7" draw:layer="layout" draw:type="line" svg:x1="7.024cm" svg:y1="7.041cm" svg:x2="6.787cm" svg:y2="7.659cm" draw:start-shape="id5" draw:start-glue-point="7" draw:end-shape="id6" draw:end-glue-point="11" svg:d="M7024 7041l-237 618" svg:viewBox="0 0 238 619">
          <text:p/>
        </draw:connector>
        <draw:connector draw:style-name="gr7" draw:text-style-name="P7" draw:layer="layout" draw:type="line" svg:x1="7.295cm" svg:y1="7.041cm" svg:x2="7.532cm" svg:y2="7.659cm" draw:start-shape="id5" draw:start-glue-point="9" draw:end-shape="id7" draw:end-glue-point="5" svg:d="M7295 7041l237 618" svg:viewBox="0 0 238 619">
          <text:p/>
        </draw:connector>
        <draw:connector draw:style-name="gr7" draw:text-style-name="P7" draw:layer="layout" draw:type="line" svg:x1="6.787cm" svg:y1="7.93cm" svg:x2="7.024cm" svg:y2="8.548cm" draw:start-shape="id6" draw:start-glue-point="9" draw:end-shape="id8" draw:end-glue-point="5" svg:d="M6787 7930l237 618" svg:viewBox="0 0 238 619">
          <text:p/>
        </draw:connector>
        <draw:connector draw:style-name="gr7" draw:text-style-name="P7" draw:layer="layout" draw:type="line" svg:x1="7.532cm" svg:y1="7.93cm" svg:x2="7.295cm" svg:y2="8.548cm" draw:start-shape="id7" draw:start-glue-point="7" draw:end-shape="id8" draw:end-glue-point="11" svg:d="M7532 7930l-237 618" svg:viewBox="0 0 238 619">
          <text:p/>
        </draw:connector>
        <draw:connector draw:style-name="gr7" draw:text-style-name="P7" draw:layer="layout" draw:type="line" svg:x1="7.295cm" svg:y1="8.819cm" svg:x2="7.532cm" svg:y2="9.437cm" draw:start-shape="id8" draw:start-glue-point="9" draw:end-shape="id9" draw:end-glue-point="5" svg:d="M7295 8819l237 618" svg:viewBox="0 0 238 619">
          <text:p/>
        </draw:connector>
        <draw:connector draw:style-name="gr7" draw:text-style-name="P7" draw:layer="layout" draw:type="line" svg:x1="9.192cm" svg:y1="7.096cm" svg:x2="9.192cm" svg:y2="7.604cm" draw:start-shape="id2" draw:start-glue-point="8" draw:end-shape="id10" draw:end-glue-point="4" svg:d="M9192 7096v508" svg:viewBox="0 0 1 509">
          <text:p/>
        </draw:connector>
        <draw:connector draw:style-name="gr7" draw:text-style-name="P7" draw:layer="layout" draw:type="line" svg:x1="9.056cm" svg:y1="7.93cm" svg:x2="8.565cm" svg:y2="8.548cm" draw:start-shape="id10" draw:start-glue-point="7" draw:end-shape="id11" draw:end-glue-point="11" svg:d="M9056 7930l-491 618" svg:viewBox="0 0 492 619">
          <text:p/>
        </draw:connector>
        <draw:connector draw:style-name="gr7" draw:text-style-name="P7" draw:layer="layout" draw:type="line" svg:x1="9.327cm" svg:y1="7.93cm" svg:x2="9.818cm" svg:y2="8.548cm" draw:start-shape="id10" draw:start-glue-point="9" draw:end-shape="id12" draw:end-glue-point="5" svg:d="M9327 7930l491 618" svg:viewBox="0 0 492 619">
          <text:p/>
        </draw:connector>
        <draw:connector draw:style-name="gr7" draw:text-style-name="P7" draw:layer="layout" draw:type="line" svg:x1="8.294cm" svg:y1="8.819cm" svg:x2="7.803cm" svg:y2="9.437cm" draw:start-shape="id11" draw:start-glue-point="7" draw:end-shape="id9" draw:end-glue-point="11" svg:d="M8294 8819l-491 618" svg:viewBox="0 0 492 619">
          <text:p/>
        </draw:connector>
        <draw:connector draw:style-name="gr7" draw:text-style-name="P7" draw:layer="layout" draw:type="line" svg:x1="10.961cm" svg:y1="7.041cm" svg:x2="10.597cm" svg:y2="7.659cm" draw:start-shape="id3" draw:start-glue-point="7" draw:end-shape="id13" draw:end-glue-point="11" svg:d="M10961 7041l-364 618" svg:viewBox="0 0 365 619">
          <text:p/>
        </draw:connector>
        <draw:connector draw:style-name="gr7" draw:text-style-name="P7" draw:layer="layout" draw:type="line" svg:x1="11.097cm" svg:y1="7.096cm" svg:x2="11.097cm" svg:y2="7.604cm" draw:start-shape="id3" draw:start-glue-point="8" draw:end-shape="id14" draw:end-glue-point="4" svg:d="M11097 7096v508" svg:viewBox="0 0 1 509">
          <text:p/>
        </draw:connector>
        <draw:connector draw:style-name="gr7" draw:text-style-name="P7" draw:layer="layout" draw:type="line" svg:x1="11.232cm" svg:y1="7.041cm" svg:x2="11.596cm" svg:y2="7.659cm" draw:start-shape="id3" draw:start-glue-point="9" draw:end-shape="id15" draw:end-glue-point="5" svg:d="M11232 7041l364 618" svg:viewBox="0 0 365 619">
          <text:p/>
        </draw:connector>
        <draw:connector draw:style-name="gr7" draw:text-style-name="P7" draw:layer="layout" draw:type="line" svg:x1="10.597cm" svg:y1="7.93cm" svg:x2="10.961cm" svg:y2="8.548cm" draw:start-shape="id13" draw:start-glue-point="9" draw:end-shape="id16" draw:end-glue-point="5" svg:d="M10597 7930l364 618" svg:viewBox="0 0 365 619">
          <text:p/>
        </draw:connector>
        <draw:connector draw:style-name="gr7" draw:text-style-name="P7" draw:layer="layout" draw:type="line" svg:x1="11.097cm" svg:y1="7.985cm" svg:x2="11.097cm" svg:y2="8.493cm" draw:start-shape="id14" draw:start-glue-point="8" draw:end-shape="id16" draw:end-glue-point="4" svg:d="M11097 7985v508" svg:viewBox="0 0 1 509">
          <text:p/>
        </draw:connector>
        <draw:connector draw:style-name="gr7" draw:text-style-name="P7" draw:layer="layout" draw:type="line" svg:x1="10.326cm" svg:y1="7.93cm" svg:x2="10.089cm" svg:y2="8.548cm" draw:start-shape="id13" draw:start-glue-point="7" draw:end-shape="id12" draw:end-glue-point="11" svg:d="M10326 7930l-237 618" svg:viewBox="0 0 238 619">
          <text:p/>
        </draw:connector>
        <draw:connector draw:style-name="gr7" draw:text-style-name="P7" draw:layer="layout" draw:type="line" svg:x1="12.866cm" svg:y1="7.041cm" svg:x2="12.629cm" svg:y2="7.659cm" draw:start-shape="id4" draw:start-glue-point="7" draw:end-shape="id17" draw:end-glue-point="11" svg:d="M12866 7041l-237 618" svg:viewBox="0 0 238 619">
          <text:p/>
        </draw:connector>
        <draw:connector draw:style-name="gr7" draw:text-style-name="P7" draw:layer="layout" draw:type="line" svg:x1="12.494cm" svg:y1="7.985cm" svg:x2="12.494cm" svg:y2="8.493cm" draw:start-shape="id17" draw:start-glue-point="8" draw:end-shape="id18" draw:end-glue-point="4" svg:d="M12494 7985v508" svg:viewBox="0 0 1 509">
          <text:p/>
        </draw:connector>
        <draw:connector draw:style-name="gr7" draw:text-style-name="P7" draw:layer="layout" draw:type="line" svg:x1="13.137cm" svg:y1="7.041cm" svg:x2="13.374cm" svg:y2="7.659cm" draw:start-shape="id4" draw:start-glue-point="9" draw:end-shape="id19" draw:end-glue-point="5" svg:d="M13137 7041l237 618" svg:viewBox="0 0 238 619">
          <text:p/>
        </draw:connector>
        <draw:connector draw:style-name="gr7" draw:text-style-name="P7" draw:layer="layout" draw:type="line" svg:x1="7.803cm" svg:y1="7.93cm" svg:x2="8.294cm" svg:y2="8.548cm" draw:start-shape="id7" draw:start-glue-point="9" draw:end-shape="id11" draw:end-glue-point="5" svg:d="M7803 7930l491 618" svg:viewBox="0 0 492 619">
          <text:p/>
        </draw:connector>
        <draw:frame draw:style-name="gr8" draw:text-style-name="P8" draw:layer="layout" svg:width="0.92cm" svg:height="0.341cm" svg:x="10.525cm" svg:y="5.612cm">
          <draw:image xlink:href="Pictures/100000000000009200000036DCCF4F982EC2C343.png" xlink:type="simple" xlink:show="embed" xlink:actuate="onLoad" loext:mime-type="image/png">
            <text:p/>
          </draw:image>
          <svg:title>TexMaths</svg:title>
          <svg:desc>15§display§root§png§600§FALSE§</svg:desc>
        </draw:frame>
        <draw:frame draw:style-name="gr8" draw:text-style-name="P8" draw:layer="layout" svg:width="0.383cm" svg:height="0.252cm" svg:x="6.486cm" svg:y="6.717cm">
          <draw:image xlink:href="Pictures/100000000000004C00000032C3310F4ACB5D1E34.png" xlink:type="simple" xlink:show="embed" xlink:actuate="onLoad" loext:mime-type="image/png">
            <text:p/>
          </draw:image>
          <svg:title>TexMaths</svg:title>
          <svg:desc>12§display§n_1§png§600§FALSE§</svg:desc>
        </draw:frame>
        <draw:frame draw:style-name="gr8" draw:text-style-name="P8" draw:layer="layout" svg:width="0.394cm" svg:height="0.252cm" svg:x="8.495cm" svg:y="6.716cm">
          <draw:image xlink:href="Pictures/100000000000004E00000032031F7FFBC1612280.png" xlink:type="simple" xlink:show="embed" xlink:actuate="onLoad" loext:mime-type="image/png">
            <text:p/>
          </draw:image>
          <svg:title>TexMaths</svg:title>
          <svg:desc>12§display§n_2§png§600§FALSE§</svg:desc>
        </draw:frame>
        <draw:frame draw:style-name="gr8" draw:text-style-name="P8" draw:layer="layout" svg:width="0.394cm" svg:height="0.257cm" svg:x="10.395cm" svg:y="6.717cm">
          <draw:image xlink:href="Pictures/100000000000004E00000033802D6481469ED8BD.png" xlink:type="simple" xlink:show="embed" xlink:actuate="onLoad" loext:mime-type="image/png">
            <text:p/>
          </draw:image>
          <svg:title>TexMaths</svg:title>
          <svg:desc>12§display§n_3§png§600§FALSE§</svg:desc>
        </draw:frame>
        <draw:frame draw:style-name="gr8" draw:text-style-name="P8" draw:layer="layout" svg:width="0.398cm" svg:height="0.252cm" svg:x="13.295cm" svg:y="6.718cm">
          <draw:image xlink:href="Pictures/100000000000004F0000003288399F816E51694F.png" xlink:type="simple" xlink:show="embed" xlink:actuate="onLoad" loext:mime-type="image/png">
            <text:p/>
          </draw:image>
          <svg:title>TexMaths</svg:title>
          <svg:desc>12§display§n_4§png§600§FALSE§</svg:desc>
        </draw:frame>
        <draw:frame draw:style-name="gr8" draw:text-style-name="P8" draw:layer="layout" svg:width="0.394cm" svg:height="0.257cm" svg:x="5.895cm" svg:y="7.619cm">
          <draw:image xlink:href="Pictures/100000000000004E00000033D6C162A9A01551F3.png" xlink:type="simple" xlink:show="embed" xlink:actuate="onLoad" loext:mime-type="image/png">
            <text:p/>
          </draw:image>
          <svg:title>TexMaths</svg:title>
          <svg:desc>12§display§n_5§png§600§FALSE§</svg:desc>
        </draw:frame>
        <draw:frame draw:style-name="gr8" draw:text-style-name="P8" draw:layer="layout" svg:width="0.394cm" svg:height="0.257cm" svg:x="7.845cm" svg:y="7.351cm">
          <draw:image xlink:href="Pictures/100000000000004E00000033A0DD63DD6A58001E.png" xlink:type="simple" xlink:show="embed" xlink:actuate="onLoad" loext:mime-type="image/png">
            <text:p/>
          </draw:image>
          <svg:title>TexMaths</svg:title>
          <svg:desc>12§display§n_6§png§600§FALSE§</svg:desc>
        </draw:frame>
        <draw:frame draw:style-name="gr8" draw:text-style-name="P8" draw:layer="layout" svg:width="0.403cm" svg:height="0.257cm" svg:x="9.397cm" svg:y="7.622cm">
          <draw:image xlink:href="Pictures/1000020100000050000000337951A80FC3E672C4.png" xlink:type="simple" xlink:show="embed" xlink:actuate="onLoad" loext:mime-type="image/png">
            <text:p/>
          </draw:image>
          <svg:title>TexMaths</svg:title>
          <svg:desc>12§display§n_7§png§600§TRUE§</svg:desc>
        </draw:frame>
        <draw:frame draw:style-name="gr8" draw:text-style-name="P8" draw:layer="layout" svg:width="0.394cm" svg:height="0.257cm" svg:x="10.096cm" svg:y="7.322cm">
          <draw:image xlink:href="Pictures/100000000000004E00000033ED81031ED4015F84.png" xlink:type="simple" xlink:show="embed" xlink:actuate="onLoad" loext:mime-type="image/png">
            <text:p/>
          </draw:image>
          <svg:title>TexMaths</svg:title>
          <svg:desc>12§display§n_8§png§600§FALSE§</svg:desc>
        </draw:frame>
        <draw:frame draw:style-name="gr8" draw:text-style-name="P8" draw:layer="layout" svg:width="0.394cm" svg:height="0.257cm" svg:x="11.2cm" svg:y="7.952cm">
          <draw:image xlink:href="Pictures/100000000000004E00000033BD34140A0EC355C8.png" xlink:type="simple" xlink:show="embed" xlink:actuate="onLoad" loext:mime-type="image/png">
            <text:p/>
          </draw:image>
          <svg:title>TexMaths</svg:title>
          <svg:desc>12§display§n_9§png§600§FALSE§</svg:desc>
        </draw:frame>
        <draw:frame draw:style-name="gr8" draw:text-style-name="P8" draw:layer="layout" svg:width="0.559cm" svg:height="0.257cm" svg:x="11.617cm" svg:y="7.347cm">
          <draw:image xlink:href="Pictures/100000000000006F000000334270F53989BA3977.png" xlink:type="simple" xlink:show="embed" xlink:actuate="onLoad" loext:mime-type="image/png">
            <text:p/>
          </draw:image>
          <svg:title>TexMaths</svg:title>
          <svg:desc>12§display§n_{10}§png§600§FALSE§</svg:desc>
        </draw:frame>
        <draw:frame draw:style-name="gr8" draw:text-style-name="P8" draw:layer="layout" svg:width="0.55cm" svg:height="0.252cm" svg:x="12.684cm" svg:y="7.86cm">
          <draw:image xlink:href="Pictures/100000000000006D00000032453ED0C53D70A97B.png" xlink:type="simple" xlink:show="embed" xlink:actuate="onLoad" loext:mime-type="image/png">
            <text:p/>
          </draw:image>
          <svg:title>TexMaths</svg:title>
          <svg:desc>12§display§n_{11}§png§600§FALSE§</svg:desc>
        </draw:frame>
        <draw:frame draw:style-name="gr8" draw:text-style-name="P8" draw:layer="layout" svg:width="0.559cm" svg:height="0.252cm" svg:x="13.798cm" svg:y="7.624cm">
          <draw:image xlink:href="Pictures/100000000000006F00000032C34DBC8923F5C655.png" xlink:type="simple" xlink:show="embed" xlink:actuate="onLoad" loext:mime-type="image/png">
            <text:p/>
          </draw:image>
          <svg:title>TexMaths</svg:title>
          <svg:desc>12§display§n_{12}§png§600§FALSE§</svg:desc>
        </draw:frame>
        <draw:frame draw:style-name="gr8" draw:text-style-name="P8" draw:layer="layout" svg:width="0.559cm" svg:height="0.257cm" svg:x="6.208cm" svg:y="8.621cm">
          <draw:image xlink:href="Pictures/100000000000006F0000003361EAD269AC85AE2E.png" xlink:type="simple" xlink:show="embed" xlink:actuate="onLoad" loext:mime-type="image/png">
            <text:p/>
          </draw:image>
          <svg:title>TexMaths</svg:title>
          <svg:desc>12§display§n_{13}§png§600§FALSE§</svg:desc>
        </draw:frame>
        <draw:frame draw:style-name="gr8" draw:text-style-name="P8" draw:layer="layout" svg:width="0.564cm" svg:height="0.252cm" svg:x="8.308cm" svg:y="8.921cm">
          <draw:image xlink:href="Pictures/100002010000007000000032558C54A1F98FCBD1.png" xlink:type="simple" xlink:show="embed" xlink:actuate="onLoad" loext:mime-type="image/png">
            <text:p/>
          </draw:image>
          <svg:title>TexMaths</svg:title>
          <svg:desc>12§display§n_{14}§png§600§TRUE§</svg:desc>
        </draw:frame>
        <draw:frame draw:style-name="gr8" draw:text-style-name="P8" draw:layer="layout" svg:width="0.559cm" svg:height="0.257cm" svg:x="9.362cm" svg:y="8.905cm">
          <draw:image xlink:href="Pictures/100002010000006F0000003346C38429220722A0.png" xlink:type="simple" xlink:show="embed" xlink:actuate="onLoad" loext:mime-type="image/png">
            <text:p/>
          </draw:image>
          <svg:title>TexMaths</svg:title>
          <svg:desc>12§display§n_{15}§png§600§TRUE§</svg:desc>
        </draw:frame>
        <draw:frame draw:style-name="gr8" draw:text-style-name="P8" draw:layer="layout" svg:width="0.57cm" svg:height="0.257cm" svg:x="12.749cm" svg:y="8.62cm">
          <draw:image xlink:href="Pictures/100000000000007100000033905FACE5CC415566.png" xlink:type="simple" xlink:show="embed" xlink:actuate="onLoad" loext:mime-type="image/png">
            <text:p/>
          </draw:image>
          <svg:title>TexMaths</svg:title>
          <svg:desc>12§display§n_{17}§png§600§FALSE§</svg:desc>
        </draw:frame>
        <draw:frame draw:style-name="gr8" draw:text-style-name="P8" draw:layer="layout" svg:width="0.559cm" svg:height="0.257cm" svg:x="7.935cm" svg:y="9.51cm">
          <draw:image xlink:href="Pictures/100000000000006F00000033A8E777C130D52837.png" xlink:type="simple" xlink:show="embed" xlink:actuate="onLoad" loext:mime-type="image/png">
            <text:p/>
          </draw:image>
          <svg:title>TexMaths</svg:title>
          <svg:desc>12§display§n_{18}§png§600§FALSE§</svg:desc>
        </draw:frame>
        <draw:frame draw:style-name="gr8" draw:text-style-name="P8" draw:layer="layout" svg:width="0.559cm" svg:height="0.257cm" svg:x="11.312cm" svg:y="8.626cm">
          <draw:image xlink:href="Pictures/100000000000006F0000003349105F6FA699BA34.png" xlink:type="simple" xlink:show="embed" xlink:actuate="onLoad" loext:mime-type="image/png">
            <text:p/>
          </draw:image>
          <svg:title>TexMaths</svg:title>
          <svg:desc>12§display§n_{16}§png§600§FALSE§</svg:desc>
        </draw:frame>
        <draw:frame draw:style-name="gr8" draw:text-style-name="P8" draw:layer="layout" svg:width="0.378cm" svg:height="0.368cm" svg:x="9.255cm" svg:y="9.395cm">
          <draw:image xlink:href="Pictures/100000000000004B00000049C95B10FB96BAB299.png" xlink:type="simple" xlink:show="embed" xlink:actuate="onLoad" loext:mime-type="image/png">
            <text:p/>
          </draw:image>
          <svg:title>TexMaths</svg:title>
          <svg:desc>12§display§\theta_n§png§600§FALSE§</svg:desc>
        </draw:frame>
        <draw:frame draw:style-name="gr8" draw:text-style-name="P8" draw:layer="layout" svg:width="0.328cm" svg:height="0.368cm" svg:x="8.901cm" svg:y="8.226cm">
          <draw:image xlink:href="Pictures/100002010000004100000049E34EA496202BC856.png" xlink:type="simple" xlink:show="embed" xlink:actuate="onLoad" loext:mime-type="image/png">
            <text:p/>
          </draw:image>
          <svg:title>TexMaths</svg:title>
          <svg:desc>12§display§\theta_c§png§600§TRUE§</svg:desc>
        </draw:frame>
        <draw:custom-shape draw:style-name="gr9" draw:text-style-name="P8" draw:layer="layout" svg:width="1.778cm" svg:height="2.413cm" draw:transform="rotate (0.655022068273472) translate (5.181cm 11.4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651cm" svg:height="1.143cm" draw:transform="rotate (-0.432492588644195) translate (4.535cm 11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651cm" svg:height="1.143cm" draw:transform="rotate (0.263195651200745) translate (6.925cm 13.2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16cm" svg:height="1.016cm" svg:x="5.88cm" svg:y="13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759cm" svg:height="0.918cm" draw:transform="rotate (1.07285389120091) translate (6.562cm 14.6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3.175cm" svg:height="1.905cm" svg:x="10.39cm" svg:y="14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524cm" svg:height="1.016cm" draw:transform="rotate (0.254992603716372) translate (8.485cm 15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889cm" svg:height="1.397cm" draw:transform="rotate (-0.456927198172116) translate (7.724cm 15.1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3.048cm" svg:height="1.651cm" svg:x="4.879cm" svg:y="18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762cm" svg:height="1.397cm" draw:transform="rotate (-0.520980781720308) translate (7.437cm 16.6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7.939cm" svg:y="17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762cm" svg:height="1.397cm" draw:transform="rotate (-0.644201026911108) translate (8.724cm 17.8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651cm" svg:height="1.143cm" draw:transform="rotate (-0.990648883431981) translate (4.904cm 16.4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4.318cm" svg:height="1.778cm" draw:transform="rotate (0.720820981073658) translate (9.382cm 19.0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524cm" svg:height="1.016cm" draw:transform="rotate (-0.354825436930447) translate (10.37cm 19.7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1.016cm" svg:height="0.762cm" draw:transform="rotate (-0.715410460392477) translate (10.23cm 16.7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508cm" svg:height="0.508cm" svg:x="11.74cm" svg:y="20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20" draw:id="id20" draw:layer="layout" svg:width="0.213cm" svg:height="0.213cm" svg:x="6.52cm" svg:y="11.7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21" draw:id="id21" draw:layer="layout" svg:width="0.213cm" svg:height="0.213cm" svg:x="4.95cm" svg:y="12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22" draw:id="id22" draw:layer="layout" svg:width="0.213cm" svg:height="0.213cm" svg:x="7.771cm" svg:y="1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23" draw:id="id23" draw:layer="layout" svg:width="0.213cm" svg:height="0.213cm" svg:x="6.284cm" svg:y="13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25" draw:id="id25" draw:layer="layout" svg:width="0.213cm" svg:height="0.213cm" svg:x="7.042cm" svg:y="1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26" draw:id="id26" draw:layer="layout" svg:width="0.213cm" svg:height="0.213cm" svg:x="9.243cm" svg:y="15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27" draw:id="id27" draw:layer="layout" svg:width="0.213cm" svg:height="0.213cm" svg:x="11.829cm" svg:y="14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33" draw:id="id33" draw:layer="layout" svg:width="0.213cm" svg:height="0.213cm" svg:x="4.776cm" svg:y="17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28" draw:id="id28" draw:layer="layout" svg:width="0.213cm" svg:height="0.213cm" svg:x="7.716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30" draw:id="id30" draw:layer="layout" svg:width="0.213cm" svg:height="0.213cm" svg:x="7.313cm" svg:y="17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31" draw:id="id31" draw:layer="layout" svg:width="0.213cm" svg:height="0.213cm" svg:x="8.096cm" svg:y="17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29" draw:id="id29" draw:layer="layout" svg:width="0.213cm" svg:height="0.213cm" svg:x="6.319cm" svg:y="18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32" draw:id="id32" draw:layer="layout" svg:width="0.213cm" svg:height="0.213cm" svg:x="8.494cm" svg:y="18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34" draw:id="id34" draw:layer="layout" svg:width="0.213cm" svg:height="0.213cm" svg:x="11.482cm" svg:y="18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36" draw:id="id36" draw:layer="layout" svg:width="0.213cm" svg:height="0.213cm" svg:x="10.263cm" svg:y="17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35" draw:id="id35" draw:layer="layout" svg:width="0.213cm" svg:height="0.213cm" svg:x="10.797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37" draw:id="id37" draw:layer="layout" svg:width="0.213cm" svg:height="0.213cm" svg:x="11.905cm" svg:y="20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383cm" svg:height="0.252cm" svg:x="6.029cm" svg:y="10.967cm">
          <draw:image xlink:href="Pictures/100000000000004C00000032C3310F4ACB5D1E34.png" xlink:type="simple" xlink:show="embed" xlink:actuate="onLoad" loext:mime-type="image/png">
            <text:p/>
          </draw:image>
          <svg:title>TexMaths</svg:title>
          <svg:desc>12§display§n_1§png§600§FALSE§</svg:desc>
        </draw:frame>
        <draw:frame draw:style-name="gr8" draw:text-style-name="P8" draw:layer="layout" svg:width="0.394cm" svg:height="0.252cm" svg:x="12.549cm" svg:y="14.418cm">
          <draw:image xlink:href="Pictures/100000000000004E00000032031F7FFBC1612280.png" xlink:type="simple" xlink:show="embed" xlink:actuate="onLoad" loext:mime-type="image/png">
            <text:p/>
          </draw:image>
          <svg:title>TexMaths</svg:title>
          <svg:desc>12§display§n_2§png§600§FALSE§</svg:desc>
        </draw:frame>
        <draw:frame draw:style-name="gr8" draw:text-style-name="P8" draw:layer="layout" svg:width="0.394cm" svg:height="0.257cm" svg:x="5.387cm" svg:y="19.141cm">
          <draw:image xlink:href="Pictures/100000000000004E00000033802D6481469ED8BD.png" xlink:type="simple" xlink:show="embed" xlink:actuate="onLoad" loext:mime-type="image/png">
            <text:p/>
          </draw:image>
          <svg:title>TexMaths</svg:title>
          <svg:desc>12§display§n_3§png§600§FALSE§</svg:desc>
        </draw:frame>
        <draw:frame draw:style-name="gr8" draw:text-style-name="P8" draw:layer="layout" svg:width="0.398cm" svg:height="0.252cm" svg:x="12.77cm" svg:y="17.011cm">
          <draw:image xlink:href="Pictures/100000000000004F0000003288399F816E51694F.png" xlink:type="simple" xlink:show="embed" xlink:actuate="onLoad" loext:mime-type="image/png">
            <text:p/>
          </draw:image>
          <svg:title>TexMaths</svg:title>
          <svg:desc>12§display§n_4§png§600§FALSE§</svg:desc>
        </draw:frame>
        <draw:frame draw:style-name="gr8" draw:text-style-name="P8" draw:layer="layout" svg:width="0.394cm" svg:height="0.257cm" svg:x="4.31cm" svg:y="11.8cm">
          <draw:image xlink:href="Pictures/100000000000004E00000033D6C162A9A01551F3.png" xlink:type="simple" xlink:show="embed" xlink:actuate="onLoad" loext:mime-type="image/png">
            <text:p/>
          </draw:image>
          <svg:title>TexMaths</svg:title>
          <svg:desc>12§display§n_5§png§600§FALSE§</svg:desc>
        </draw:frame>
        <draw:frame draw:style-name="gr8" draw:text-style-name="P8" draw:layer="layout" svg:width="0.394cm" svg:height="0.257cm" svg:x="8.226cm" svg:y="12.685cm">
          <draw:image xlink:href="Pictures/100000000000004E00000033A0DD63DD6A58001E.png" xlink:type="simple" xlink:show="embed" xlink:actuate="onLoad" loext:mime-type="image/png">
            <text:p/>
          </draw:image>
          <svg:title>TexMaths</svg:title>
          <svg:desc>12§display§n_6§png§600§FALSE§</svg:desc>
        </draw:frame>
        <draw:frame draw:style-name="gr8" draw:text-style-name="P8" draw:layer="layout" svg:width="0.403cm" svg:height="0.257cm" svg:x="9.615cm" svg:y="14.68cm">
          <draw:image xlink:href="Pictures/100000000000005000000033B46D60FB0D359AF0.png" xlink:type="simple" xlink:show="embed" xlink:actuate="onLoad" loext:mime-type="image/png">
            <text:p/>
          </draw:image>
          <svg:title>TexMaths</svg:title>
          <svg:desc>12§display§n_7§png§600§FALSE§</svg:desc>
        </draw:frame>
        <draw:frame draw:style-name="gr8" draw:text-style-name="P8" draw:layer="layout" svg:width="0.394cm" svg:height="0.257cm" svg:x="6.839cm" svg:y="16.726cm">
          <draw:image xlink:href="Pictures/100000000000004E00000033ED81031ED4015F84.png" xlink:type="simple" xlink:show="embed" xlink:actuate="onLoad" loext:mime-type="image/png">
            <text:p/>
          </draw:image>
          <svg:title>TexMaths</svg:title>
          <svg:desc>12§display§n_8§png§600§FALSE§</svg:desc>
        </draw:frame>
        <draw:frame draw:style-name="gr8" draw:text-style-name="P8" draw:layer="layout" svg:width="0.394cm" svg:height="0.257cm" svg:x="9.155cm" svg:y="18.412cm">
          <draw:image xlink:href="Pictures/100000000000004E00000033BD34140A0EC355C8.png" xlink:type="simple" xlink:show="embed" xlink:actuate="onLoad" loext:mime-type="image/png">
            <text:p/>
          </draw:image>
          <svg:title>TexMaths</svg:title>
          <svg:desc>12§display§n_9§png§600§FALSE§</svg:desc>
        </draw:frame>
        <draw:frame draw:style-name="gr8" draw:text-style-name="P8" draw:layer="layout" svg:width="0.559cm" svg:height="0.257cm" svg:x="4.456cm" svg:y="16.856cm">
          <draw:image xlink:href="Pictures/100000000000006F000000334270F53989BA3977.png" xlink:type="simple" xlink:show="embed" xlink:actuate="onLoad" loext:mime-type="image/png">
            <text:p/>
          </draw:image>
          <svg:title>TexMaths</svg:title>
          <svg:desc>12§display§n_{10}§png§600§FALSE§</svg:desc>
        </draw:frame>
        <draw:frame draw:style-name="gr8" draw:text-style-name="P8" draw:layer="layout" svg:width="0.55cm" svg:height="0.252cm" svg:x="11.525cm" svg:y="20.044cm">
          <draw:image xlink:href="Pictures/100000000000006D00000032453ED0C53D70A97B.png" xlink:type="simple" xlink:show="embed" xlink:actuate="onLoad" loext:mime-type="image/png">
            <text:p/>
          </draw:image>
          <svg:title>TexMaths</svg:title>
          <svg:desc>12§display§n_{11}§png§600§FALSE§</svg:desc>
        </draw:frame>
        <draw:frame draw:style-name="gr8" draw:text-style-name="P8" draw:layer="layout" svg:width="0.559cm" svg:height="0.252cm" svg:x="10.729cm" svg:y="16.889cm">
          <draw:image xlink:href="Pictures/100000000000006F00000032C34DBC8923F5C655.png" xlink:type="simple" xlink:show="embed" xlink:actuate="onLoad" loext:mime-type="image/png">
            <text:p/>
          </draw:image>
          <svg:title>TexMaths</svg:title>
          <svg:desc>12§display§n_{12}§png§600§FALSE§</svg:desc>
        </draw:frame>
        <draw:frame draw:style-name="gr8" draw:text-style-name="P8" draw:layer="layout" svg:width="0.564cm" svg:height="0.252cm" svg:x="8.818cm" svg:y="14.083cm">
          <draw:image xlink:href="Pictures/100000000000007000000032CA39844F2E353DE3.png" xlink:type="simple" xlink:show="embed" xlink:actuate="onLoad" loext:mime-type="image/png">
            <text:p/>
          </draw:image>
          <svg:title>TexMaths</svg:title>
          <svg:desc>12§display§n_{14}§png§600§FALSE§</svg:desc>
        </draw:frame>
        <draw:frame draw:style-name="gr8" draw:text-style-name="P8" draw:layer="layout" svg:width="0.559cm" svg:height="0.257cm" svg:x="8.218cm" svg:y="16.292cm">
          <draw:image xlink:href="Pictures/100000000000006F00000033213C50098B2262EE.png" xlink:type="simple" xlink:show="embed" xlink:actuate="onLoad" loext:mime-type="image/png">
            <text:p/>
          </draw:image>
          <svg:title>TexMaths</svg:title>
          <svg:desc>12§display§n_{15}§png§600§FALSE§</svg:desc>
        </draw:frame>
        <draw:frame draw:style-name="gr8" draw:text-style-name="P8" draw:layer="layout" svg:width="0.57cm" svg:height="0.257cm" svg:x="12.297cm" svg:y="20.845cm">
          <draw:image xlink:href="Pictures/100000000000007100000033905FACE5CC415566.png" xlink:type="simple" xlink:show="embed" xlink:actuate="onLoad" loext:mime-type="image/png">
            <text:p/>
          </draw:image>
          <svg:title>TexMaths</svg:title>
          <svg:desc>12§display§n_{17}§png§600§FALSE§</svg:desc>
        </draw:frame>
        <draw:frame draw:style-name="gr8" draw:text-style-name="P8" draw:layer="layout" svg:width="0.559cm" svg:height="0.257cm" svg:x="6.589cm" svg:y="14.968cm">
          <draw:image xlink:href="Pictures/100000000000006F00000033FA0DC6B39A273EB2.png" xlink:type="simple" xlink:show="embed" xlink:actuate="onLoad" loext:mime-type="image/png">
            <text:p/>
          </draw:image>
          <svg:title>TexMaths</svg:title>
          <svg:desc>12§display§n_{18}§png§600§FALSE§</svg:desc>
        </draw:frame>
        <draw:frame draw:style-name="gr8" draw:text-style-name="P8" draw:layer="layout" svg:width="0.559cm" svg:height="0.257cm" svg:x="8.396cm" svg:y="17.288cm">
          <draw:image xlink:href="Pictures/100000000000006F0000003349105F6FA699BA34.png" xlink:type="simple" xlink:show="embed" xlink:actuate="onLoad" loext:mime-type="image/png">
            <text:p/>
          </draw:image>
          <svg:title>TexMaths</svg:title>
          <svg:desc>12§display§n_{16}§png§600§FALSE§</svg:desc>
        </draw:frame>
        <draw:frame draw:style-name="gr8" draw:text-style-name="P8" draw:layer="layout" svg:width="0.559cm" svg:height="0.257cm" svg:x="5.318cm" svg:y="13.827cm">
          <draw:image xlink:href="Pictures/100000000000006F0000003361EAD269AC85AE2E.png" xlink:type="simple" xlink:show="embed" xlink:actuate="onLoad" loext:mime-type="image/png">
            <text:p/>
          </draw:image>
          <svg:title>TexMaths</svg:title>
          <svg:desc>12§display§n_{13}§png§600§FALSE§</svg:desc>
        </draw:frame>
        <draw:custom-shape draw:style-name="gr22" draw:text-style-name="P8" draw:layer="layout" svg:width="1.192cm" svg:height="1.07cm" svg:x="7.758cm" svg:y="14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24" draw:id="id24" draw:layer="layout" svg:width="0.213cm" svg:height="0.213cm" svg:x="8.244cm" svg:y="14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0" draw:layer="layout" draw:type="line" svg:x1="6.551cm" svg:y1="11.968cm" svg:x2="5.132cm" svg:y2="12.641cm" draw:start-shape="id20" draw:start-glue-point="7" draw:end-shape="id21" draw:end-glue-point="11" svg:d="M6551 11968l-1419 673" svg:viewBox="0 0 1420 674">
          <text:p/>
        </draw:connector>
        <draw:connector draw:style-name="gr23" draw:text-style-name="P10" draw:layer="layout" draw:type="line" svg:x1="6.702cm" svg:y1="11.968cm" svg:x2="7.802cm" svg:y2="13.482cm" draw:start-shape="id20" draw:start-glue-point="9" draw:end-shape="id22" draw:end-glue-point="5" svg:d="M6702 11968l1100 1514" svg:viewBox="0 0 1101 1515">
          <text:p/>
        </draw:connector>
        <draw:connector draw:style-name="gr23" draw:text-style-name="P10" draw:layer="layout" draw:type="line" svg:x1="5.132cm" svg:y1="12.792cm" svg:x2="6.315cm" svg:y2="13.561cm" draw:start-shape="id21" draw:start-glue-point="9" draw:end-shape="id23" draw:end-glue-point="5" svg:d="M5132 12792l1183 769" svg:viewBox="0 0 1184 770">
          <text:p/>
        </draw:connector>
        <draw:connector draw:style-name="gr23" draw:text-style-name="P10" draw:layer="layout" draw:type="line" svg:x1="7.953cm" svg:y1="13.633cm" svg:x2="8.275cm" svg:y2="14.62cm" draw:start-shape="id22" draw:start-glue-point="9" draw:end-shape="id24" draw:end-glue-point="5" svg:d="M7953 13633l322 987" svg:viewBox="0 0 323 988">
          <text:p/>
        </draw:connector>
        <draw:connector draw:style-name="gr23" draw:text-style-name="P10" draw:layer="layout" draw:type="line" svg:x1="6.466cm" svg:y1="13.712cm" svg:x2="7.073cm" svg:y2="14.47cm" draw:start-shape="id23" draw:start-glue-point="9" draw:end-shape="id25" draw:end-glue-point="5" svg:d="M6466 13712l607 758" svg:viewBox="0 0 608 759">
          <text:p/>
        </draw:connector>
        <draw:connector draw:style-name="gr23" draw:text-style-name="P10" draw:layer="layout" draw:type="line" svg:x1="8.244cm" svg:y1="14.696cm" svg:x2="7.255cm" svg:y2="14.546cm" draw:start-shape="id24" draw:start-glue-point="6" draw:end-shape="id25" draw:end-glue-point="10" svg:d="M8244 14696l-989-150" svg:viewBox="0 0 990 151">
          <text:p/>
        </draw:connector>
        <draw:connector draw:style-name="gr23" draw:text-style-name="P10" draw:layer="layout" draw:type="line" svg:x1="9.274cm" svg:y1="15.398cm" svg:x2="8.426cm" svg:y2="14.771cm" draw:start-shape="id26" draw:start-glue-point="5" draw:end-shape="id24" draw:end-glue-point="9" svg:d="M9274 15398l-848-627" svg:viewBox="0 0 849 628">
          <text:p/>
        </draw:connector>
        <draw:connector draw:style-name="gr23" draw:text-style-name="P10" draw:layer="layout" draw:type="line" svg:x1="11.829cm" svg:y1="15.104cm" svg:x2="9.456cm" svg:y2="15.474cm" draw:start-shape="id27" draw:start-glue-point="6" draw:end-shape="id26" draw:end-glue-point="10" svg:d="M11829 15104l-2373 370" svg:viewBox="0 0 2374 371">
          <text:p/>
        </draw:connector>
        <draw:connector draw:style-name="gr23" draw:text-style-name="P10" draw:layer="layout" draw:type="line" svg:x1="9.243cm" svg:y1="15.474cm" svg:x2="7.929cm" svg:y2="15.992cm" draw:start-shape="id26" draw:start-glue-point="6" draw:end-shape="id28" draw:end-glue-point="10" svg:d="M9243 15474l-1314 518" svg:viewBox="0 0 1315 519">
          <text:p/>
        </draw:connector>
        <draw:connector draw:style-name="gr24" draw:text-style-name="P8" draw:layer="layout" draw:type="line" svg:x1="6.501cm" svg:y1="18.806cm" svg:x2="7.344cm" svg:y2="17.453cm" draw:start-shape="id29" draw:start-glue-point="11" draw:end-shape="id30" draw:end-glue-point="7" svg:d="M6501 18806l843-1353" svg:viewBox="0 0 844 1354">
          <text:p/>
        </draw:connector>
        <draw:connector draw:style-name="gr24" draw:text-style-name="P8" draw:layer="layout" draw:type="line" svg:x1="7.495cm" svg:y1="17.453cm" svg:x2="8.096cm" svg:y2="17.744cm" draw:start-shape="id30" draw:start-glue-point="9" draw:end-shape="id31" draw:end-glue-point="6" svg:d="M7495 17453l601 291" svg:viewBox="0 0 602 292">
          <text:p/>
        </draw:connector>
        <draw:connector draw:style-name="gr24" draw:text-style-name="P8" draw:layer="layout" draw:type="line" svg:x1="6.532cm" svg:y1="18.882cm" svg:x2="8.525cm" svg:y2="18.651cm" draw:start-shape="id29" draw:start-glue-point="10" draw:end-shape="id32" draw:end-glue-point="7" svg:d="M6532 18882l1993-231" svg:viewBox="0 0 1994 232">
          <text:p/>
        </draw:connector>
        <draw:connector draw:style-name="gr24" draw:text-style-name="P8" draw:layer="layout" draw:type="line" svg:x1="8.601cm" svg:y1="18.469cm" svg:x2="8.278cm" svg:y2="17.819cm" draw:start-shape="id32" draw:start-glue-point="4" draw:end-shape="id31" draw:end-glue-point="9" svg:d="M8601 18469l-323-650" svg:viewBox="0 0 324 651">
          <text:p/>
        </draw:connector>
        <draw:connector draw:style-name="gr24" draw:text-style-name="P8" draw:layer="layout" draw:type="line" svg:x1="6.35cm" svg:y1="18.806cm" svg:x2="4.958cm" svg:y2="17.519cm" draw:start-shape="id29" draw:start-glue-point="5" draw:end-shape="id33" draw:end-glue-point="9" svg:d="M6350 18806l-1392-1287" svg:viewBox="0 0 1393 1288">
          <text:p/>
        </draw:connector>
        <draw:connector draw:style-name="gr24" draw:text-style-name="P8" draw:layer="layout" draw:type="line" svg:x1="7.42cm" svg:y1="17.271cm" svg:x2="7.747cm" svg:y2="16.067cm" draw:start-shape="id30" draw:start-glue-point="4" draw:end-shape="id28" draw:end-glue-point="7" svg:d="M7420 17271l327-1204" svg:viewBox="0 0 328 1205">
          <text:p/>
        </draw:connector>
        <draw:connector draw:style-name="gr7" draw:text-style-name="P7" draw:layer="layout" draw:type="line" svg:x1="7.668cm" svg:y1="7.985cm" svg:x2="7.668cm" svg:y2="9.382cm" draw:start-shape="id7" draw:start-glue-point="8" draw:end-shape="id9" draw:end-glue-point="4" svg:d="M7668 7985v1397" svg:viewBox="0 0 1 1398">
          <text:p/>
        </draw:connector>
        <draw:connector draw:style-name="gr23" draw:text-style-name="P10" draw:layer="layout" draw:type="line" svg:x1="7.771cm" svg:y1="13.558cm" svg:x2="6.497cm" svg:y2="13.637cm" draw:start-shape="id22" draw:start-glue-point="6" draw:end-shape="id23" draw:end-glue-point="10" svg:d="M7771 13558l-1274 79" svg:viewBox="0 0 1275 80">
          <text:p/>
        </draw:connector>
        <draw:connector draw:style-name="gr23" draw:text-style-name="P10" draw:layer="layout" draw:type="line" svg:x1="7.802cm" svg:y1="13.633cm" svg:x2="7.224cm" svg:y2="14.47cm" draw:start-shape="id22" draw:start-glue-point="7" draw:end-shape="id25" draw:end-glue-point="11" svg:d="M7802 13633l-578 837" svg:viewBox="0 0 579 838">
          <text:p/>
        </draw:connector>
        <draw:connector draw:style-name="gr24" draw:text-style-name="P8" draw:layer="layout" draw:type="line" svg:x1="7.823cm" svg:y1="15.885cm" svg:x2="8.351cm" svg:y2="14.802cm" draw:start-shape="id28" draw:start-glue-point="4" draw:end-shape="id24" draw:end-glue-point="8" svg:d="M7823 15885l528-1083" svg:viewBox="0 0 529 1084">
          <text:p/>
        </draw:connector>
        <draw:connector draw:style-name="gr7" draw:text-style-name="P7" draw:layer="layout" draw:type="line" svg:x1="9.763cm" svg:y1="8.684cm" svg:x2="8.62cm" svg:y2="8.684cm" draw:start-shape="id12" draw:start-glue-point="6" draw:end-shape="id11" draw:end-glue-point="10" svg:d="M9763 8684h-1143" svg:viewBox="0 0 1144 1">
          <text:p/>
        </draw:connector>
        <draw:frame draw:style-name="gr8" draw:text-style-name="P8" draw:layer="layout" svg:width="0.348cm" svg:height="0.287cm" svg:x="8.317cm" svg:y="15.284cm">
          <draw:image xlink:href="Pictures/100002010000004500000039FD61BC0E2B7F9D9A.png" xlink:type="simple" xlink:show="embed" xlink:actuate="onLoad" loext:mime-type="image/png">
            <text:p/>
          </draw:image>
          <svg:title>TexMaths</svg:title>
          <svg:desc>12§display§X§png§600§TRUE§</svg:desc>
        </draw:frame>
        <draw:connector draw:style-name="gr24" draw:text-style-name="P8" draw:layer="layout" draw:type="line" svg:x1="11.513cm" svg:y1="18.356cm" svg:x2="10.904cm" svg:y2="20.408cm" draw:start-shape="id34" draw:start-glue-point="7" draw:end-shape="id35" draw:end-glue-point="4" svg:d="M11513 18356l-609 2052" svg:viewBox="0 0 610 2053">
          <text:p/>
        </draw:connector>
        <draw:connector draw:style-name="gr24" draw:text-style-name="P8" draw:layer="layout" draw:type="line" svg:x1="11.513cm" svg:y1="18.205cm" svg:x2="10.445cm" svg:y2="17.418cm" draw:start-shape="id34" draw:start-glue-point="5" draw:end-shape="id36" draw:end-glue-point="9" svg:d="M11513 18205l-1068-787" svg:viewBox="0 0 1069 788">
          <text:p/>
        </draw:connector>
        <draw:connector draw:style-name="gr25" draw:text-style-name="P7" draw:layer="layout" draw:type="line" svg:x1="10.979cm" svg:y1="20.59cm" svg:x2="11.905cm" svg:y2="20.919cm" draw:start-shape="id35" draw:start-glue-point="9" draw:end-shape="id37" draw:end-glue-point="6" svg:d="M10979 20590l926 329" svg:viewBox="0 0 927 330">
          <text:p/>
        </draw:connector>
        <draw:custom-shape draw:style-name="gr26" draw:text-style-name="P11" draw:layer="layout" svg:width="0.508cm" svg:height="0.508cm" svg:x="10.271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0.508cm" svg:height="0.508cm" svg:x="9.50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7" draw:layer="layout" svg:x1="10.414cm" svg:y1="15.761cm" svg:x2="10.254cm" svg:y2="15.369cm">
          <text:p/>
        </draw:line>
        <draw:line draw:style-name="gr27" draw:text-style-name="P7" draw:layer="layout" svg:x1="9.586cm" svg:y1="14.401cm" svg:x2="9.02cm" svg:y2="15.181cm">
          <text:p/>
        </draw:line>
        <draw:custom-shape draw:style-name="gr26" draw:text-style-name="P12" draw:layer="layout" svg:width="0.508cm" svg:height="0.508cm" svg:x="6.645cm" svg:y="15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7" draw:layer="layout" svg:x1="7.152cm" svg:y1="15.94cm" svg:x2="7.975cm" svg:y2="15.548cm">
          <text:p/>
        </draw:line>
        <draw:frame draw:style-name="gr28" draw:text-style-name="P13" draw:layer="layout" svg:width="0.739cm" svg:height="0.725cm" svg:x="10.164cm" svg:y="15.625cm">
          <draw:text-box>
            <text:p><text:span text:style-name="T1">2</text:span></text:p>
          </draw:text-box>
        </draw:frame>
        <draw:frame draw:style-name="gr29" draw:text-style-name="P13" draw:layer="layout" svg:width="0.739cm" svg:height="0.725cm" svg:x="9.404cm" svg:y="13.84cm">
          <draw:text-box>
            <text:p><text:span text:style-name="T1">3</text:span></text:p>
          </draw:text-box>
        </draw:frame>
        <draw:frame draw:style-name="gr28" draw:text-style-name="P13" draw:layer="layout" svg:width="0.739cm" svg:height="0.725cm" svg:x="6.525cm" svg:y="15.679cm">
          <draw:text-box>
            <text:p><text:span text:style-name="T1">4</text:span></text:p>
          </draw:text-box>
        </draw:frame>
        <draw:custom-shape draw:style-name="gr30" draw:text-style-name="P14" xml:id="id38" draw:id="id38" draw:layer="layout" svg:width="0.213cm" svg:height="0.213cm" svg:x="12.555cm" svg:y="16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736cm" svg:height="0.272cm" svg:x="12.851cm" svg:y="16.137cm">
          <draw:image xlink:href="Pictures/100000000000009200000036DCCF4F982EC2C343.png" xlink:type="simple" xlink:show="embed" xlink:actuate="onLoad" loext:mime-type="image/png">
            <text:p/>
          </draw:image>
          <svg:title>TexMaths</svg:title>
          <svg:desc>12§display§root§png§600§FALSE§</svg:desc>
        </draw:frame>
        <draw:connector draw:style-name="gr24" draw:text-style-name="P8" draw:layer="layout" draw:type="line" svg:x1="12.586cm" svg:y1="16.226cm" svg:x2="12.011cm" svg:y2="15.179cm" draw:start-shape="id38" draw:start-glue-point="5" draw:end-shape="id27" draw:end-glue-point="9" svg:d="M12586 16226l-575-1047" svg:viewBox="0 0 576 1048">
          <text:p/>
        </draw:connector>
        <draw:connector draw:style-name="gr24" draw:text-style-name="P8" draw:layer="layout" draw:type="line" svg:x1="12.586cm" svg:y1="16.377cm" svg:x2="11.664cm" svg:y2="18.205cm" draw:start-shape="id38" draw:start-glue-point="7" draw:end-shape="id34" draw:end-glue-point="11" svg:d="M12586 16377l-922 1828" svg:viewBox="0 0 923 1829">
          <text:p/>
        </draw:connector>
        <draw:connector draw:style-name="gr23" draw:text-style-name="P10" draw:layer="layout" draw:type="curve" svg:x1="12.662cm" svg:y1="16.195cm" svg:x2="6.733cm" svg:y2="11.893cm" draw:start-shape="id38" draw:start-glue-point="4" draw:end-shape="id20" draw:end-glue-point="10" svg:d="M12662 16195c0-2868-1976-4302-5929-4302" svg:viewBox="0 0 5930 4303">
          <text:p/>
        </draw:connector>
        <draw:connector draw:style-name="gr24" draw:text-style-name="P8" draw:layer="layout" draw:type="curve" svg:x1="12.662cm" svg:y1="16.408cm" svg:x2="6.426cm" svg:y2="18.988cm" draw:start-shape="id38" draw:start-glue-point="8" draw:end-shape="id29" draw:end-glue-point="8" svg:d="M12662 16408c0 4620-6236 3330-6236 2580" svg:viewBox="0 0 6237 3335">
          <text:p/>
        </draw:connector>
        <draw:custom-shape draw:style-name="gr26" draw:text-style-name="P11" draw:layer="layout" svg:width="0.508cm" svg:height="0.508cm" svg:x="11.584cm" svg:y="16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7" draw:layer="layout" svg:x1="12.001cm" svg:y1="16.239cm" svg:x2="12.386cm" svg:y2="15.885cm">
          <text:p/>
        </draw:line>
        <draw:frame draw:style-name="gr28" draw:text-style-name="P13" draw:layer="layout" svg:width="0.739cm" svg:height="0.725cm" svg:x="11.461cm" svg:y="16.075cm">
          <draw:text-box>
            <text:p><text:span text:style-name="T1">1</text:span></text:p>
          </draw:text-box>
        </draw:frame>
        <draw:custom-shape draw:style-name="gr31" draw:text-style-name="P15" draw:layer="layout" svg:width="0.213cm" svg:height="0.213cm" svg:x="8.32cm" svg:y="14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9-04T10:25:22.412736989</meta:creation-date>
    <dc:date>2020-09-23T10:45:24.911133272</dc:date>
    <meta:editing-duration>PT15H44M47S</meta:editing-duration>
    <meta:editing-cycles>51</meta:editing-cycles>
    <meta:generator>LibreOffice/6.4.4.2$MacOSX_X86_64 LibreOffice_project/3d775be2011f3886db32dfd395a6a6d1ca2630ff</meta:generator>
    <meta:document-statistic meta:object-count="162"/>
  </office:meta>
</office:document-meta>
</file>